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" svg:font-family="Avenir, apple-system, BlinkMacSystemFont, 'Segoe UI', Roboto, Oxygen, Ubuntu, 'Helvetica Neue', Arial, sans-serif"/>
    <style:font-face style:name="Inconsolata" svg:font-family="Inconsolata, monospace"/>
    <style:font-face style:name="Lohit Devanagari1" svg:font-family="'Lohit Devanagari'"/>
    <style:font-face style:name="proxima-nova" svg:font-family="proxima-nova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</style:style>
    <style:style style:name="P2" style:family="paragraph" style:parent-style-name="Preformatted_20_Text">
      <style:paragraph-properties fo:margin-top="0cm" fo:margin-bottom="0.499cm" loext:contextual-spacing="false" fo:orphans="2" fo:widows="2"/>
    </style:style>
    <style:style style:name="P3" style:family="paragraph" style:parent-style-name="Preformatted_20_Text">
      <style:paragraph-properties fo:margin-left="0cm" fo:margin-right="0cm" fo:margin-top="0cm" fo:margin-bottom="0.499cm" loext:contextual-spacing="false" fo:orphans="2" fo:widows="2" fo:text-indent="0cm" style:auto-text-indent="false"/>
    </style:style>
    <style:style style:name="P4" style:family="paragraph" style:parent-style-name="Preformatted_20_Text">
      <style:paragraph-properties fo:margin-left="0cm" fo:margin-right="0cm" fo:orphans="2" fo:widows="2" fo:text-indent="0cm" style:auto-text-indent="false"/>
    </style:style>
    <style:style style:name="P5" style:family="paragraph" style:parent-style-name="Quotations">
      <style:paragraph-properties fo:margin-left="0cm" fo:margin-right="0cm" fo:orphans="2" fo:widows="2" fo:text-indent="0cm" style:auto-text-indent="false"/>
      <style:text-properties fo:font-variant="normal" fo:text-transform="none" fo:color="#1b2432" style:font-name="proxima-nova" fo:letter-spacing="normal" fo:font-style="normal" fo:font-weight="normal"/>
    </style:style>
    <style:style style:name="P6" style:family="paragraph" style:parent-style-name="Text_20_body">
      <style:text-properties fo:font-variant="normal" fo:text-transform="none" fo:color="#1b2432" style:font-name="proxima-nova" fo:letter-spacing="normal" fo:font-style="normal" fo:font-weight="bold" officeooo:rsid="001516e1" officeooo:paragraph-rsid="001516e1"/>
    </style:style>
    <style:style style:name="P7" style:family="paragraph" style:parent-style-name="Text_20_body">
      <style:text-properties officeooo:rsid="0016744e" officeooo:paragraph-rsid="0016744e"/>
    </style:style>
    <style:style style:name="P8" style:family="paragraph" style:parent-style-name="Text_20_body">
      <style:paragraph-properties fo:margin-left="0cm" fo:margin-right="0cm" fo:line-height="180%" fo:orphans="2" fo:widows="2" fo:text-indent="0cm" style:auto-text-indent="false"/>
      <style:text-properties fo:font-variant="normal" fo:text-transform="none" fo:color="#1b2432" style:font-name="proxima-nova" fo:letter-spacing="normal" fo:font-style="normal" fo:font-weight="bold"/>
    </style:style>
    <style:style style:name="P9" style:family="paragraph" style:parent-style-name="Text_20_body">
      <style:paragraph-properties fo:margin-left="0cm" fo:margin-right="0cm" fo:line-height="180%" fo:orphans="2" fo:widows="2" fo:text-indent="0cm" style:auto-text-indent="false"/>
      <style:text-properties fo:font-variant="normal" fo:text-transform="none" fo:color="#1b2432" style:font-name="proxima-nova" fo:letter-spacing="normal" fo:font-style="normal" fo:font-weight="bold" officeooo:paragraph-rsid="00140d1e"/>
    </style:style>
    <style:style style:name="P10" style:family="paragraph" style:parent-style-name="Text_20_body">
      <style:paragraph-properties fo:margin-left="0cm" fo:margin-right="0cm" fo:line-height="180%" fo:orphans="2" fo:widows="2" fo:text-indent="0cm" style:auto-text-indent="false"/>
      <style:text-properties fo:font-variant="normal" fo:text-transform="none" fo:color="#1b2432" style:font-name="proxima-nova" fo:letter-spacing="normal" fo:font-style="normal" fo:font-weight="normal"/>
    </style:style>
    <style:style style:name="P11" style:family="paragraph" style:parent-style-name="Text_20_body">
      <style:paragraph-properties fo:margin-left="0cm" fo:margin-right="0cm" fo:line-height="180%" fo:orphans="2" fo:widows="2" fo:text-indent="0cm" style:auto-text-indent="false"/>
    </style:style>
    <style:style style:name="P12" style:family="paragraph" style:parent-style-name="Text_20_body">
      <style:paragraph-properties fo:margin-left="0cm" fo:margin-right="0cm" fo:margin-top="0cm" fo:margin-bottom="0.794cm" loext:contextual-spacing="false" fo:orphans="2" fo:widows="2" fo:text-indent="0cm" style:auto-text-indent="false"/>
    </style:style>
    <style:style style:name="P13" style:family="paragraph" style:parent-style-name="Standard">
      <style:text-properties officeooo:rsid="001516e1" officeooo:paragraph-rsid="001516e1"/>
    </style:style>
    <style:style style:name="P14" style:family="paragraph" style:parent-style-name="Standard">
      <style:text-properties officeooo:rsid="0016744e" officeooo:paragraph-rsid="0016744e"/>
    </style:style>
    <style:style style:name="P15" style:family="paragraph" style:parent-style-name="Standard">
      <style:text-properties fo:color="#000000" officeooo:rsid="0016744e" officeooo:paragraph-rsid="0016744e"/>
    </style:style>
    <style:style style:name="P16" style:family="paragraph" style:parent-style-name="Standard">
      <style:text-properties fo:color="#000000" officeooo:rsid="00188929" officeooo:paragraph-rsid="00188929"/>
    </style:style>
    <style:style style:name="P17" style:family="paragraph" style:parent-style-name="Standard">
      <style:text-properties officeooo:rsid="0017b025" officeooo:paragraph-rsid="0017b025"/>
    </style:style>
    <style:style style:name="P18" style:family="paragraph" style:parent-style-name="Standard">
      <style:text-properties officeooo:rsid="00188929" officeooo:paragraph-rsid="00188929"/>
    </style:style>
    <style:style style:name="P19" style:family="paragraph" style:parent-style-name="Standard">
      <style:paragraph-properties fo:break-before="page"/>
      <style:text-properties officeooo:rsid="001516e1" officeooo:paragraph-rsid="001516e1"/>
    </style:style>
    <style:style style:name="P20" style:family="paragraph" style:parent-style-name="Standard">
      <style:paragraph-properties fo:break-before="page"/>
      <style:text-properties officeooo:rsid="00188929" officeooo:paragraph-rsid="00188929"/>
    </style:style>
    <style:style style:name="T1" style:family="text">
      <style:text-properties fo:font-variant="normal" fo:text-transform="none" fo:color="#1b2432" style:font-name="proxima-nova" fo:letter-spacing="normal" fo:font-style="normal" fo:font-weight="normal"/>
    </style:style>
    <style:style style:name="T2" style:family="text">
      <style:text-properties fo:font-variant="normal" fo:text-transform="none" fo:color="#1b2432" style:font-name="proxima-nova" fo:letter-spacing="normal" fo:font-style="normal" fo:font-weight="bold"/>
    </style:style>
    <style:style style:name="T3" style:family="text">
      <style:text-properties fo:font-variant="normal" fo:text-transform="none" fo:color="#1b2432" fo:font-size="11.25pt" fo:letter-spacing="normal" fo:font-style="normal" fo:font-weight="normal"/>
    </style:style>
    <style:style style:name="T4" style:family="text">
      <style:text-properties fo:font-variant="normal" fo:text-transform="none" fo:color="#108eff" style:text-line-through-style="none" style:text-line-through-type="none" style:font-name="proxima-nova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ffffff" style:font-name="Avenir" fo:font-size="15pt" fo:letter-spacing="normal" fo:font-style="normal" fo:font-weight="normal"/>
    </style:style>
    <style:style style:name="T6" style:family="text">
      <style:text-properties fo:font-variant="normal" fo:text-transform="none" fo:color="#ffffff" style:font-name="Avenir" fo:font-size="15pt" fo:letter-spacing="normal" fo:font-style="normal" fo:font-weight="bold"/>
    </style:style>
    <style:style style:name="T7" style:family="text">
      <style:text-properties fo:font-variant="normal" fo:text-transform="none" fo:color="#444444" style:font-name="Inconsolata" fo:font-size="15pt" fo:letter-spacing="normal" fo:font-style="normal" fo:font-weight="normal" fo:background-color="#f1f0ea" loext:char-shading-value="0" loext:padding="0cm" loext:border="none"/>
    </style:style>
    <style:style style:name="T8" style:family="text">
      <style:text-properties fo:font-variant="normal" fo:text-transform="none" fo:color="#00a0fc" style:text-line-through-style="none" style:text-line-through-type="none" style:font-name="Avenir" fo:font-size="15pt" fo:letter-spacing="normal" fo:font-style="normal" style:text-underline-style="none" fo:font-weight="normal" style:text-blinking="false" fo:background-color="transparent" loext:char-shading-value="0" loext:padding-left="0cm" loext:padding-right="0cm" loext:padding-top="0cm" loext:padding-bottom="0.053cm" loext:border-left="none" loext:border-right="none" loext:border-top="none" loext:border-bottom="0.06pt dotted #00a0fc"/>
    </style:style>
    <style:style style:name="T9" style:family="text">
      <style:text-properties fo:font-variant="normal" fo:text-transform="none" style:font-name="Avenir" fo:font-size="15pt" fo:letter-spacing="normal" fo:font-style="normal" fo:font-weight="normal"/>
    </style:style>
    <style:style style:name="T10" style:family="text">
      <style:text-properties fo:font-variant="normal" fo:text-transform="none" style:font-name="Avenir" fo:font-size="15pt" fo:letter-spacing="normal" fo:font-style="normal" fo:font-weight="bold"/>
    </style:style>
    <style:style style:name="T11" style:family="text">
      <style:text-properties fo:font-variant="normal" fo:text-transform="none" style:font-name="Inconsolata" fo:font-size="15pt" fo:letter-spacing="normal" fo:font-style="normal" fo:font-weight="normal" fo:background-color="#f1f0ea" loext:char-shading-value="0" loext:padding="0cm" loext:border="none"/>
    </style:style>
    <style:style style:name="T12" style:family="text">
      <style:text-properties fo:font-variant="normal" fo:text-transform="none" style:text-line-through-style="none" style:text-line-through-type="none" style:font-name="Avenir" fo:font-size="15pt" fo:letter-spacing="normal" fo:font-style="normal" style:text-underline-style="none" fo:font-weight="normal" style:text-blinking="false" fo:background-color="transparent" loext:char-shading-value="0" loext:padding-left="0cm" loext:padding-right="0cm" loext:padding-top="0cm" loext:padding-bottom="0.053cm" loext:border-left="none" loext:border-right="none" loext:border-top="none" loext:border-bottom="0.06pt dotted #00a0fc"/>
    </style:style>
    <style:style style:name="T13" style:family="text">
      <style:text-properties fo:font-variant="normal" fo:text-transform="none" fo:color="#000000" style:font-name="Avenir" fo:font-size="15pt" fo:letter-spacing="normal" fo:font-style="normal" fo:font-weight="normal"/>
    </style:style>
    <style:style style:name="T14" style:family="text">
      <style:text-properties fo:font-variant="normal" fo:text-transform="none" fo:color="#000000" style:font-name="Avenir" fo:font-size="15pt" fo:letter-spacing="normal" fo:font-style="normal" fo:font-weight="bold"/>
    </style:style>
    <style:style style:name="T15" style:family="text">
      <style:text-properties fo:font-variant="normal" fo:text-transform="none" fo:color="#000000" style:font-name="Inconsolata" fo:font-size="15pt" fo:letter-spacing="normal" fo:font-style="normal" fo:font-weight="normal" fo:background-color="#f1f0ea" loext:char-shading-value="0" loext:padding="0cm" loext:border="none"/>
    </style:style>
    <style:style style:name="T16" style:family="text">
      <style:text-properties fo:font-variant="normal" fo:text-transform="none" fo:color="#000000" style:text-line-through-style="none" style:text-line-through-type="none" style:font-name="Avenir" fo:font-size="15pt" fo:letter-spacing="normal" fo:font-style="normal" style:text-underline-style="none" fo:font-weight="normal" style:text-blinking="false" fo:background-color="transparent" loext:char-shading-value="0" loext:padding-left="0cm" loext:padding-right="0cm" loext:padding-top="0cm" loext:padding-bottom="0.053cm" loext:border-left="none" loext:border-right="none" loext:border-top="none" loext:border-bottom="0.06pt dotted #00a0fc"/>
    </style:style>
    <style:style style:name="T17" style:family="text">
      <style:text-properties officeooo:rsid="00140d1e"/>
    </style:style>
    <style:style style:name="T18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7">NPM</text:span></text:p>
      <text:p text:style-name="P8">En este tutorial conoceremos ¿Qué es npm? ¿Para qué sirve? y ¿Cómo podemos instalarlo en nuestros ordenadores?</text:p>
      <text:p text:style-name="P11"><text:span text:style-name="T1">JavaScript ha pasado de ser un lenguaje utilizado para brindar interactividad a las páginas web, a ser utilizado ahora también en el lado de los servidores gracias a Node.js. Si aún no tienes claro qué es Node.js, puedes revisar este artículo sobre </text:span><text:a xlink:type="simple" xlink:href="https://devcode.la/blog/que-es-nodejs/" office:target-frame-name="_blank" xlink:show="new" text:style-name="Internet_20_link" text:visited-style-name="Visited_20_Internet_20_Link"><text:span text:style-name="T4">qué es Node.js</text:span></text:a><text:span text:style-name="T1">, donde aprenderás los conceptos básicos que necesitas saber sobre él. Dentro de Node, el código se organiza por módulos o paquetes, así que al momento de trabajar con él va a ser necesario agregar más módulos, es aquí donde entra npm.</text:span></text:p>
      <text:p text:style-name="P5">Node Package Manager o simplemente npm es un gestor de paquetes, el cual hará más fáciles nuestras vidas al momento de trabajar con Node, ya que gracias a él podremos tener cualquier librería disponible con solo una línea de código, npm nos ayudará a administrar nuestros módulos, distribuir paquetes y agregar dependencias de una manera sencilla.</text:p>
      <text:p text:style-name="P10">Cuando instalamos nuevos paquetes lo que hace npm es instalarlo de manera local en nuestro proyecto dentro de la carpeta node_modules, pero nosotros podemos decirle que lo instale de manera global de ser necesario.</text:p>
      <text:p text:style-name="P10">Además, existen módulos que ya vienen instalados por defecto en Node.js por lo que no será necesario usar npm para traerlas, a estos módulos se les conoce como “módulos nativos”.</text:p>
      <text:p text:style-name="P10">Para instalar npm en nuestro ordenador es necesario primero tener Node.js. Así que verificaremos que se encuentre instalado, para eso vamos a usar el siguiente comando:</text:p>
      <text:p text:style-name="P3"><text:span text:style-name="Source_20_Text"><text:span text:style-name="T3">nodejs -v</text:span></text:span></text:p>
      <text:p text:style-name="P10">En caso de no tenerlo instalado, desde el terminal escribimos:</text:p>
      <text:p text:style-name="P3"><text:span text:style-name="Source_20_Text"><text:span text:style-name="T3">sudo apt-get install nodejs</text:span></text:span></text:p>
      <text:p text:style-name="P10"><text:soft-page-break/>Luego verificamos que Node se encuentre instalado, nos tendrá que arrojar un resultado similar a este:</text:p>
      <text:p text:style-name="P4"><text:span text:style-name="Source_20_Text"><text:span text:style-name="T3">Togedemaru :: ~ % npm -v</text:span></text:span></text:p>
      <text:p text:style-name="P1"><text:span text:style-name="Source_20_Text"><text:span text:style-name="T3">4.2.6</text:span></text:span></text:p>
      <text:p text:style-name="P2"><text:span text:style-name="Source_20_Text"><text:span text:style-name="T3">Togedemaru :: ~ %</text:span></text:span></text:p>
      <text:p text:style-name="P10">Ahora vamos a instalar npm. Como estoy en Linux, usaremos el siguiente comando:</text:p>
      <text:p text:style-name="P3"><text:span text:style-name="Source_20_Text"><text:span text:style-name="T3">sudo apt-get install npm</text:span></text:span></text:p>
      <text:p text:style-name="P10">luego de pedirnos la contraseña comenzará con la instalación, esto podría tomar unos minutos, así que sean pacientes. Una vez finalizada la instalación vamos a verificar escribiendo:</text:p>
      <text:p text:style-name="P3"><text:span text:style-name="Source_20_Text"><text:span text:style-name="T3">npm -v</text:span></text:span></text:p>
      <text:p text:style-name="P10">Se nos deberá mostrar algo parecido:</text:p>
      <text:p text:style-name="P4"><text:span text:style-name="Source_20_Text"><text:span text:style-name="T3">Togedemaru :: ~ % npm -v</text:span></text:span></text:p>
      <text:p text:style-name="P1"><text:span text:style-name="Source_20_Text"><text:span text:style-name="T3">3.5.2</text:span></text:span></text:p>
      <text:p text:style-name="P2"><text:span text:style-name="Source_20_Text"><text:span text:style-name="T3">Togedemaru :: ~ %</text:span></text:span></text:p>
      <text:p text:style-name="P10">Para instalar un paquete con npm vamos a hacerlo de la siguiente manera, escribiendo:</text:p>
      <text:p text:style-name="P3"><text:span text:style-name="Source_20_Text"><text:span text:style-name="T3">npm install nombre_paquete@version</text:span></text:span></text:p>
      <text:p text:style-name="P10">Y como ya mencionamos antes, esto se instalará de manera local(en el proyecto),pero si queremos instalarlo de manera global tenemos que agregar el -g después del nombre del paquete:</text:p>
      <text:p text:style-name="P3"><text:span text:style-name="Source_20_Text"><text:span text:style-name="T3">Togedemaru :: ~ % npm install Nombre_paquete@version -g</text:span></text:span></text:p>
      <text:p text:style-name="P11"><text:span text:style-name="T1">Recuerda que puedes aprender más de npm ingresando a nuestro curso de </text:span><text:a xlink:type="simple" xlink:href="https://devcode.la/cursos/fundamentos-nodejs/" office:target-frame-name="_blank" xlink:show="new" text:style-name="Internet_20_link" text:visited-style-name="Visited_20_Internet_20_Link"><text:span text:style-name="T4">Fundamentos de Node.js</text:span></text:a><text:span text:style-name="T1">, si ya tienes conocimientos de Node.js y quieres ir un paso más allá puedes entrar al curso de </text:span><text:a xlink:type="simple" xlink:href="https://devcode.la/cursos/nodejs-avanzado/" office:target-frame-name="_blank" xlink:show="new" text:style-name="Internet_20_link" text:visited-style-name="Visited_20_Internet_20_Link"><text:span text:style-name="T4">Node.js Avanzado</text:span></text:a><text:span text:style-name="T1"> en donde se tocan temas más avanzados de Node y npm.</text:span></text:p>
      <text:p text:style-name="P14">Para actualizar npm: npm install <text:a xlink:type="simple" xlink:href="mailto:npm@latest" text:style-name="Internet_20_link" text:visited-style-name="Visited_20_Internet_20_Link">npm@latest</text:a> -g</text:p>
      <text:p text:style-name="P14"><text:span text:style-name="T18"/></text:p>
      <text:p text:style-name="P17"><text:soft-page-break/><text:span text:style-name="T18"/></text:p>
      <text:p text:style-name="P15"/>
      <text:p text:style-name="P7"><text:span text:style-name="T13">Cuando instala un paquete npm usando </text:span><text:span text:style-name="Source_20_Text"><text:span text:style-name="T15">npm install &lt;package-name&gt;</text:span></text:span><text:span text:style-name="T13"> , lo está instalando como una </text:span><text:span text:style-name="Strong_20_Emphasis"><text:span text:style-name="T14">dependencia</text:span></text:span><text:span text:style-name="T13"> .</text:span></text:p>
      <text:p text:style-name="P12"><text:span text:style-name="T13">El paquete se incluye automáticamente en el </text:span><text:a xlink:type="simple" xlink:href="https://translate.googleusercontent.com/translate_c?depth=1&amp;hl=es&amp;prev=search&amp;rurl=translate.google.com&amp;sl=en&amp;sp=nmt4&amp;u=https://flaviocopes.com/package-json/&amp;xid=17259,15700002,15700022,15700186,15700190,15700256,15700259,15700262&amp;usg=ALkJrhgtFT89Sbxzu3glrjN2AI19UP7YEQ" text:style-name="Internet_20_link" text:visited-style-name="Visited_20_Internet_20_Link"><text:span text:style-name="T16">archivo package.json</text:span></text:a><text:span text:style-name="T13"> , en la lista de</text:span><text:span text:style-name="Source_20_Text"><text:span text:style-name="T15">dependencies</text:span></text:span><text:span text:style-name="T13"> (a partir de npm 5: antes de tener que especificar manualmente </text:span><text:span text:style-name="Source_20_Text"><text:span text:style-name="T15">--save</text:span></text:span><text:span text:style-name="T13">).</text:span></text:p>
      <text:p text:style-name="P12"><text:span text:style-name="T13">Cuando agrega el </text:span><text:span text:style-name="Source_20_Text"><text:span text:style-name="T15">--save-dev</text:span></text:span><text:span text:style-name="T13"> </text:span><text:span text:style-name="Source_20_Text"><text:span text:style-name="T15">-D</text:span></text:span><text:span text:style-name="T13"> , o </text:span><text:span text:style-name="Source_20_Text"><text:span text:style-name="T15">--save-dev</text:span></text:span><text:span text:style-name="T13"> , lo está instalando como una dependencia de desarrollo, que lo agrega a la lista de </text:span><text:span text:style-name="Source_20_Text"><text:span text:style-name="T15">devDependencies</text:span></text:span><text:span text:style-name="T13"> .</text:span></text:p>
      <text:p text:style-name="P12"><text:span text:style-name="T13">Las dependencias de desarrollo están pensadas como paquetes de solo desarrollo, que no son necesarios en la producción. Por ejemplo, paquetes de prueba, </text:span><text:a xlink:type="simple" xlink:href="https://translate.googleusercontent.com/translate_c?depth=1&amp;hl=es&amp;prev=search&amp;rurl=translate.google.com&amp;sl=en&amp;sp=nmt4&amp;u=https://flaviocopes.com/webpack/&amp;xid=17259,15700002,15700022,15700186,15700190,15700256,15700259,15700262&amp;usg=ALkJrhioHHLFIfmmkrNT9-mKtuxqD5Getg" text:style-name="Internet_20_link" text:visited-style-name="Visited_20_Internet_20_Link"><text:span text:style-name="T16">webpack</text:span></text:a><text:span text:style-name="T13"> o </text:span><text:a xlink:type="simple" xlink:href="https://translate.googleusercontent.com/translate_c?depth=1&amp;hl=es&amp;prev=search&amp;rurl=translate.google.com&amp;sl=en&amp;sp=nmt4&amp;u=https://flaviocopes.com/babel/&amp;xid=17259,15700002,15700022,15700186,15700190,15700256,15700259,15700262&amp;usg=ALkJrhha_FRztmC7boCD99YMcqxEp4lPzQ" text:style-name="Internet_20_link" text:visited-style-name="Visited_20_Internet_20_Link"><text:span text:style-name="T16">Babel</text:span></text:a><text:span text:style-name="T13"> .</text:span></text:p>
      <text:p text:style-name="P12"><text:span text:style-name="T13">Cuando entra en producción, si escribe </text:span><text:span text:style-name="Source_20_Text"><text:span text:style-name="T15">npm install</text:span></text:span><text:span text:style-name="T13"> y la carpeta contiene un archivo </text:span><text:span text:style-name="Source_20_Text"><text:span text:style-name="T15">package.json</text:span></text:span><text:span text:style-name="T13"> , se instalarán, ya que npm asume que se trata de una implementación de desarrollo.</text:span></text:p>
      <text:p text:style-name="P16">Npm audit fix????</text:p>
      <text:p text:style-name="P19">Node.js</text:p>
      <text:p text:style-name="P13"/>
      <text:p text:style-name="P6">Node.js es un entorno JavaScript de lado de servidor que utiliza un modelo asíncrono y dirigido por eventos.</text:p>
      <text:p text:style-name="P11"><text:span text:style-name="T1">Si ya has escuchado algo acerca de </text:span><text:span text:style-name="Strong_20_Emphasis"><text:span text:style-name="T2">Node.js</text:span></text:span><text:span text:style-name="T1">, supongo que lo primero que te preguntarás es: ¿Qué es Node.js?, y espero que este artículo aclare tus dudas.</text:span></text:p>
      <text:p text:style-name="P10">Node.js es un entorno JavaScript de lado de servidor que utiliza un modelo asíncrono y dirigido por eventos.</text:p>
      <text:p text:style-name="P10">Es una Máquina Virtual tremendamente rápida y de gran calidad escrita por gente como Lars Bak, uno de los mejores ingenieros del mundo especializados en VMs(Virtual Machines). No olvidemos que V8 es actualizado constantemente y es uno de los intérpretes más rápidos que puedan existir en la actualidad para cualquier lenguaje dinámico. Además las capacidades de Node.js para I/O (Entrada/Salida) son realmente ligeras y potentes, dando al desarrollador la posibilidad de utilizar a tope la I/O del sistema.</text:p>
      <text:p text:style-name="P10">Node soporta protocolos TCP, DNS y HTTP.  Y fue creado por Ryan Dahl en 2009 y su evolución está apadrinada por la empresa Joyent que además tiene contratado a Dahl.</text:p>
      <text:p text:style-name="P10">Uno de los puntos fuertes de Node.js es su capacidad de mantener muchas conexiones abiertas y esperando. En Apache por ejemplo el parámetro MaxClients por defecto es 256. Este valor puede ser aumentado para servir contenido estático, sin embargo si se sirven aplicaciones web dinámicas en PHP u otro lenguaje es probable que al poner un valor alto el servidor se quede bloqueado ante muchas conexiones esto dependerá del trabajo que la aplicación web de lado del servidor y de su capacidad hardware.</text:p>
      <text:p text:style-name="P10">Después de haber leído todo esto, espero que ahora tengas mucho más interés por adentrarte al mundo de Node.js y de descubrir todo lo grandioso que tiene para ti.</text:p>
      <text:p text:style-name="P11"><text:soft-page-break/><text:span text:style-name="T1">Si deseas aprender más de Node dejo </text:span><text:a xlink:type="simple" xlink:href="https://devcode.la/nodejs/" text:style-name="Internet_20_link" text:visited-style-name="Visited_20_Internet_20_Link"><text:span text:style-name="T4">aquí</text:span></text:a><text:span text:style-name="T1"> el enlace al </text:span><text:a xlink:type="simple" xlink:href="https://devcode.la/nodejs/" text:style-name="Internet_20_link" text:visited-style-name="Visited_20_Internet_20_Link"><text:span text:style-name="T4">Curso Profesional de Node.js</text:span></text:a><text:span text:style-name="T1"> de Devcode.la.</text:span></text:p>
      <text:p text:style-name="P13"/>
      <text:p text:style-name="P13"/>
      <text:p text:style-name="P13"/>
      <text:p text:style-name="P13"/>
      <text:p text:style-name="P20">Error: Synchronous XMLHttpRequest on the main thread is deprecated because of its detrimental effects to the end user's experience</text:p>
      <text:p text:style-name="P18"/>
      <text:p text:style-name="P18"/>
      <text:p text:style-name="P18">ERROR Error: Uncaught (in promise): Error: addImage does not support files of type 'UNKNOWN', please ensure that a plugin for 'UNKNOWN' support is added.</text:p>
      <text:p text:style-name="P18">Error: addImage does not support files of type 'UNKNOWN', please ensure that a plugin for 'UNKNOWN' support is add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" svg:font-family="Avenir, apple-system, BlinkMacSystemFont, 'Segoe UI', Roboto, Oxygen, Ubuntu, 'Helvetica Neue', Arial, sans-serif"/>
    <style:font-face style:name="Inconsolata" svg:font-family="Inconsolata, monospace"/>
    <style:font-face style:name="Lohit Devanagari1" svg:font-family="'Lohit Devanagari'"/>
    <style:font-face style:name="proxima-nova" svg:font-family="proxima-nova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5T13:36:04.799654653</meta:creation-date>
    <dc:date>2019-07-05T15:11:25.394943729</dc:date>
    <meta:editing-duration>PT1H25M4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6" meta:paragraph-count="46" meta:word-count="958" meta:character-count="5785" meta:non-whitespace-character-count="4875"/>
  </office:meta>
</office:document-meta>
</file>